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 style:master-page-name="First_20_Page">
      <style:paragraph-properties style:page-number="auto"/>
      <style:text-properties style:text-underline-style="none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%#include AL_entete#%</text:p>
      <text:p text:style-name="P1"/>
      <text:section text:style-name="Sect1" text:name="Section1">
        <text:p text:style-name="Text_20_body">%#include AL/FVE/protocoles/infoProtocole#%</text:p>
        <text:p text:style-name="Text_20_body">%#include AL/FVE/protocoles/paiementDirect/infoProtocolePaiementDirect#%</text:p>
        <text:p text:style-name="Text_20_body"/>
      </text:section>
      <text:p text:style-name="Text_20_body">%#include AL/FVE/protocoles/paiementDirect/paiementDirectListeDetaille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535cm" fo:margin-bottom="1.229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96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0.529cm" fo:margin-bottom="1.28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244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1</text:page-number>/<text:page-count>1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><text:tab/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07T14:18:54</meta:creation-date>
    <dc:date>2013-10-25T15:11:03</dc:date>
    <meta:editing-cycles>60</meta:editing-cycles>
    <meta:editing-duration>PT1H50S</meta:editing-duration>
    <meta:document-statistic meta:table-count="0" meta:image-count="0" meta:object-count="0" meta:page-count="1" meta:paragraph-count="6" meta:word-count="10" meta:character-count="217"/>
    <meta:user-defined meta:name="Info 1"/>
    <meta:user-defined meta:name="Info 2"/>
    <meta:user-defined meta:name="Info 3"/>
    <meta:user-defined meta:name="Info 4"/>
  </office:meta>
</office:document-meta>
</file>